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773be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773be"/>
    </style:style>
    <style:style style:name="P9" style:family="paragraph" style:parent-style-name="Standard">
      <style:paragraph-properties fo:text-align="start" style:justify-single-word="false"/>
      <style:text-properties officeooo:paragraph-rsid="0018888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773be" officeooo:paragraph-rsid="001773be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773be" officeooo:paragraph-rsid="001773b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8888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8888d" officeooo:paragraph-rsid="0018888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af5da" officeooo:paragraph-rsid="001af5d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f5da" officeooo:paragraph-rsid="001af5d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rsid="0018888d" officeooo:paragraph-rsid="0018888d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18888d" officeooo:paragraph-rsid="0018888d"/>
    </style:style>
    <style:style style:name="P20" style:family="paragraph" style:parent-style-name="Standard">
      <style:paragraph-properties fo:text-align="start" style:justify-single-word="false"/>
      <style:text-properties officeooo:rsid="001a6ec5" officeooo:paragraph-rsid="001a6ec5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a6ec5" officeooo:paragraph-rsid="001a6ec5"/>
    </style:style>
    <style:style style:name="P22" style:family="paragraph" style:parent-style-name="Standard">
      <style:text-properties officeooo:paragraph-rsid="001aeb00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1af5da" officeooo:paragraph-rsid="001af5da"/>
    </style:style>
    <style:style style:name="P24" style:family="paragraph" style:parent-style-name="Standard">
      <style:paragraph-properties fo:text-align="start" style:justify-single-word="false"/>
      <style:text-properties officeooo:rsid="001af5da" officeooo:paragraph-rsid="001af5da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1af5da" officeooo:paragraph-rsid="001af5da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1af5da" officeooo:paragraph-rsid="001af5da"/>
    </style:style>
    <style:style style:name="P27" style:family="paragraph" style:parent-style-name="Standard" style:list-style-name="L7">
      <style:paragraph-properties fo:text-align="start" style:justify-single-word="false"/>
      <style:text-properties officeooo:rsid="001af5da" officeooo:paragraph-rsid="001af5da"/>
    </style:style>
    <style:style style:name="P28" style:family="paragraph" style:parent-style-name="Standard" style:list-style-name="L2">
      <style:paragraph-properties fo:text-align="start" style:justify-single-word="false"/>
      <style:text-properties fo:color="#999999" officeooo:rsid="001773be" officeooo:paragraph-rsid="001773be"/>
    </style:style>
    <style:style style:name="T1" style:family="text">
      <style:text-properties officeooo:rsid="001773be"/>
    </style:style>
    <style:style style:name="T2" style:family="text">
      <style:text-properties officeooo:rsid="0018888d"/>
    </style:style>
    <style:style style:name="T3" style:family="text">
      <style:text-properties officeooo:rsid="001aeb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f5da"/>
    </style:style>
    <style:style style:name="T6" style:family="text">
      <style:text-properties fo:background-color="#99ff99" loext:char-shading-value="0"/>
    </style:style>
    <style:style style:name="T7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em pośredniczący w wypożyczaniu przedmiotów pomiędzy użytkownikami</text:p>
      <text:p text:style-name="Standard"/>
      <text:p text:style-name="Standard"/>
      <text:p text:style-name="Standard"/>
      <text:p text:style-name="Standard"/>
      <text:p text:style-name="Standard">Użytkownik, który chce wypożyczyć swój przedmiot, ma możliwość umieszczenia go w serwisie. </text:p>
      <text:p text:style-name="Standard">Umieszacjąc go w serwisie wybiera odpowiednią kategorię produktu, podaje nazwę, krótki opis, cenę oraz okres terminu wypożyczenia który go interesuje.</text:p>
      <text:p text:style-name="Standard"/>
      <text:p text:style-name="Standard"/>
      <text:p text:style-name="Standard"/>
      <text:p text:style-name="P22">Osoba zainteresowana pożyczeniem przedmiotu, może przeszukać serwis korzystając z listy kategorii, bądź wyszukując po nazwie produktu <text:span text:style-name="T3">oraz po mieście wypożyczającego.</text:span></text:p>
      <text:p text:style-name="P22">Po dokonaniu wyboru najemca potwierdza pożyczenie produktu.</text:p>
      <text:p text:style-name="Standard"/>
      <text:p text:style-name="Standard"/>
      <text:p text:style-name="Standard"/>
      <text:p text:style-name="P1"/>
      <text:p text:style-name="P1"/>
      <text:p text:style-name="P1">WYMAGANIA FUNKCJONALNE</text:p>
      <text:p text:style-name="P1"/>
      <text:p text:style-name="P2"/>
      <text:p text:style-name="P2"/>
      <text:p text:style-name="P3">Użytkownik niezalogowany:</text:p>
      <text:p text:style-name="P2"/>
      <text:p text:style-name="P2">1. Rejestracja: imię, nazwisko, <text:span text:style-name="T5">mail, telefon </text:span></text:p>
      <text:p text:style-name="P2">2. Przeglądanie serwisu: przeglądanie po kategoriach / wyszukiwanie po nazwie.</text:p>
      <text:p text:style-name="P2">3. Obejrzenie profilu innych osób, liczba wypożyczonych/pożyczonych przez nich produktów oraz ocena (dodatnia/ujemna karma).</text:p>
      <text:p text:style-name="P2"/>
      <text:p text:style-name="P3"/>
      <text:p text:style-name="P3"/>
      <text:p text:style-name="P3">Użytkownik zalogowany:</text:p>
      <text:p text:style-name="P2"/>
      <text:p text:style-name="P2">To co użytkownik niezalogowany + </text:p>
      <text:p text:style-name="P2">1. Zgłaszanie ofert niezgodnych z regulaminem.</text:p>
      <text:p text:style-name="P2">2. Informacje o swoich obecnych wypożyczeniach/pożyczeniach:</text:p>
      <text:list xml:id="list4078282064428970319" text:style-name="L1">
        <text:list-item>
          <text:p text:style-name="P6">kiedy się kończy termin</text:p>
        </text:list-item>
        <text:list-item>
          <text:p text:style-name="P6">przypomnienie o oddaniu produktu na kilka dni przed zakończeniem najmu</text:p>
        </text:list-item>
      </text:list>
      <text:p text:style-name="P2">3. Po zakończeniu najmu możliwość wystawienia oceny drugiemu użytkownikowi.</text:p>
      <text:p text:style-name="P2"/>
      <text:p text:style-name="P13">Administrator:</text:p>
      <text:p text:style-name="P9"/>
      <text:p text:style-name="P9">1. Logowanie</text:p>
      <text:p text:style-name="P9">2. Usuwanie ofert (np. Niezgodnych z regulaminem)</text:p>
      <text:p text:style-name="P9"><text:span text:style-name="T2">3. Lista ofert niezgodnych z regulaminem (zgłoszonymi przez użytkowników)</text:span></text:p>
      <text:p text:style-name="P9">3. Blokowanie i odblokowywanie użytkowników</text:p>
      <text:p text:style-name="P9">4. Rozwiązywanie konfliktów związanych z systemem oceniania.</text:p>
      <text:p text:style-name="P9"/>
      <text:p text:style-name="P7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zerwacja produktu:</text:p>
      <text:p text:style-name="P11"/>
      <text:p text:style-name="P7">Użytkownik wybiera produkt którym jest zainteresowany.</text:p>
      <text:p text:style-name="P7"/>
      <text:p text:style-name="P7"><text:span text:style-name="T1">Na stronie produktu, znajduje się kalendarz, w którym pokazane są:</text:span></text:p>
      <text:list xml:id="list975988485286183085" text:style-name="L2">
        <text:list-item>
          <text:p text:style-name="P8"><text:span text:style-name="T1">dni wolne, które są możliwe do rezerwacji</text:span></text:p>
        </text:list-item>
        <text:list-item>
          <text:p text:style-name="P23"><text:span text:style-name="T6">dni które rezerwujemy</text:span> (po kliknięciu na dany dzień)</text:p>
        </text:list-item>
        <text:list-item>
          <text:p text:style-name="P10"><text:span text:style-name="T7">dni zajęte</text:span>, które już zostały zarezerwowane przez innych użytkowników</text:p>
        </text:list-item>
        <text:list-item>
          <text:p text:style-name="P28">dni nieaktywne</text:p>
          <text:p text:style-name="P8"/>
          <text:p text:style-name="P8"/>
        </text:list-item>
      </text:list>
      <text:p text:style-name="P7"><text:span text:style-name="T1">Użytkownik zaznacza w kalendarzu dni/tygodnie (okres minimalny wyznaczony przez wypożyczającego). Po wybraniu opcji "Wypożycz Teraz" użytkownik zostaje przekierowany do strony która prosi o potwierdzenie transakcji. Po potwierdzeniu transakcji, zaznaczone dni zostają oznaczone w kalendarzu jako zarezerwowane.</text:span></text:p>
      <text:p text:style-name="P7"/>
      <text:p text:style-name="P7"/>
      <text:p text:style-name="P18">Zarezerwowane oferty pojawiają się na stronie profili użytkowników – obu wypożyczającego i pożyczającego.</text:p>
      <text:p text:style-name="P2"/>
      <text:p text:style-name="P2"/>
      <text:p text:style-name="P2"/>
      <text:p text:style-name="P14">Wystawienie przedmiotu do wypożyczenia:</text:p>
      <text:p text:style-name="P18">Użytkownik zainteresowany wystawieniem przedmiotu do wypożyczenia, wybiera na stronie głównej opcję "Dodaj ogłoszenie". Do wypełnienia są następujące informacje:</text:p>
      <text:list xml:id="list6427517847725356325" text:style-name="L3">
        <text:list-item>
          <text:p text:style-name="P19">Nazwa przedmiotu</text:p>
        </text:list-item>
        <text:list-item>
          <text:p text:style-name="P19">Minimalny okres wypożyczenia (dzień/tydzień/miesiąc)</text:p>
        </text:list-item>
        <text:list-item>
          <text:p text:style-name="P19">Cena (za okres wypożyczenia)</text:p>
        </text:list-item>
        <text:list-item>
          <text:p text:style-name="P19">Opis przedmiotu</text:p>
        </text:list-item>
        <text:list-item>
          <text:p text:style-name="P19">Od kiedy – do kiedy</text:p>
        </text:list-item>
        <text:list-item>
          <text:p text:style-name="P19">Miasto w którym wypożyczamy</text:p>
        </text:list-item>
        <text:list-item>
          <text:p text:style-name="P19">Minimalna ocena użytkownika</text:p>
        </text:list-item>
      </text:list>
      <text:p text:style-name="P18"/>
      <text:p text:style-name="P9"/>
      <text:p text:style-name="P9"/>
      <text:p text:style-name="P20">Przedmiot znika z listy przedmiotów do wypożyczenia gdy:</text:p>
      <text:list xml:id="list1781659743877902469" text:style-name="L4">
        <text:list-item>
          <text:p text:style-name="P21">skończył się okres wypożyczenia</text:p>
        </text:list-item>
        <text:list-item>
          <text:p text:style-name="P21">gdy nie jest możliwe wypożyczenie na minimalny okres (zostały 4 dni do końca miesiąca, a minimalny okres wypożyczenia to tydzień)</text:p>
        </text:list-item>
        <text:list-item>
          <text:p text:style-name="P21">admin usunie oferte</text:p>
        </text:list-item>
        <text:list-item>
          <text:p text:style-name="P21">użytkownik usunie oferte, jeśli jeszcze nikt <text:span text:style-name="T5">nie zarezerwował terminu</text:span></text:p>
        </text:list-item>
      </text:list>
      <text:p text:style-name="P20"/>
      <text:p text:style-name="P2"><text:soft-page-break/></text:p>
      <text:p text:style-name="P15">Baza danych</text:p>
      <text:p text:style-name="P3"/>
      <text:p text:style-name="P1"/>
      <text:p text:style-name="P2"/>
      <text:p text:style-name="P16">Tabela 1: Lista przedmiotow do pozyczenia</text:p>
      <text:list xml:id="list8036676975640540677" text:style-name="L5">
        <text:list-item>
          <text:p text:style-name="P25"><text:s/>ID Przedmiotu (INT)</text:p>
        </text:list-item>
        <text:list-item>
          <text:p text:style-name="P25">Nazwa (VARCHAR)</text:p>
        </text:list-item>
        <text:list-item>
          <text:p text:style-name="P25">Typ - 0 niekatywne, 1 aktywne (BOOLEAN)</text:p>
        </text:list-item>
        <text:list-item>
          <text:p text:style-name="P25">Minimalny okres wypożczeni: 0 - dzien, 1 - tydzien, 2 – miesiac (INT)</text:p>
        </text:list-item>
        <text:list-item>
          <text:p text:style-name="P25">Opis przedmiotu (VARCHAR)</text:p>
        </text:list-item>
        <text:list-item>
          <text:p text:style-name="P25">Cena (DECIMAL)</text:p>
        </text:list-item>
        <text:list-item>
          <text:p text:style-name="P25">Od kiedy (DATETIME)</text:p>
        </text:list-item>
        <text:list-item>
          <text:p text:style-name="P25">Do kiedy (DATETIME)</text:p>
        </text:list-item>
        <text:list-item>
          <text:p text:style-name="P25">Dostepne dni (bitmapa) (VARCHAR)</text:p>
        </text:list-item>
        <text:list-item>
          <text:p text:style-name="P25">Minimalna ocena pozyczajacego (INT)</text:p>
        </text:list-item>
        <text:list-item>
          <text:p text:style-name="P25">UID wypozyczajacego (INT)</text:p>
        </text:list-item>
      </text:list>
      <text:p text:style-name="P24"/>
      <text:p text:style-name="P24"/>
      <text:p text:style-name="P24"/>
      <text:p text:style-name="P24"><text:span text:style-name="T4">Tabela 2: Użytkownicy:</text:span></text:p>
      <text:list xml:id="list1858388015747753314" text:style-name="L6">
        <text:list-item>
          <text:p text:style-name="P26">Imie <text:s/>(DATETIME)</text:p>
        </text:list-item>
        <text:list-item>
          <text:p text:style-name="P26">Nazwisko (DATETIME)</text:p>
        </text:list-item>
        <text:list-item>
          <text:p text:style-name="P26">Nazwa użytkownika (VARCHAR)</text:p>
        </text:list-item>
        <text:list-item>
          <text:p text:style-name="P26">Hash Hasła (VARCHAR)</text:p>
        </text:list-item>
        <text:list-item>
          <text:p text:style-name="P26">UID (INT)</text:p>
        </text:list-item>
        <text:list-item>
          <text:p text:style-name="P26">E-mail (VARCHAR)</text:p>
        </text:list-item>
        <text:list-item>
          <text:p text:style-name="P26">Nr kontaktowy (INT)</text:p>
        </text:list-item>
        <text:list-item>
          <text:p text:style-name="P26">Ocena (karma) (INT)</text:p>
        </text:list-item>
        <text:list-item>
          <text:p text:style-name="P26">Status (konto aktywne/zbanowane) (INT)</text:p>
        </text:list-item>
      </text:list>
      <text:p text:style-name="P24"/>
      <text:p text:style-name="P16">Tabela 3: <text:s/>Lista przedmiotow wypozyczonych</text:p>
      <text:list xml:id="list7946456104753355489" text:style-name="L7">
        <text:list-item>
          <text:p text:style-name="P27">ID przedmiotu -&gt; key z tab 1 (INT)</text:p>
        </text:list-item>
        <text:list-item>
          <text:p text:style-name="P27">Od kiedy (DATETIME)</text:p>
        </text:list-item>
        <text:list-item>
          <text:p text:style-name="P27">Do kiedy (DATETIME)</text:p>
        </text:list-item>
        <text:list-item>
          <text:p text:style-name="P27">UID pozyczajacego (INT)</text:p>
        </text:list-item>
        <text:list-item>
          <text:p text:style-name="P27">UID wypozyczajacego (INT)</text:p>
        </text:list-item>
        <text:list-item>
          <text:p text:style-name="P27">Ocena od pożyczającego (INT)</text:p>
        </text:list-item>
        <text:list-item>
          <text:p text:style-name="P27">Status - obecnie pozyczone / pozyczone zakonczone (INT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44S</meta:editing-duration>
    <meta:editing-cycles>38</meta:editing-cycles>
    <meta:generator>LibreOffice/4.3.1.2$Linux_X86_64 LibreOffice_project/430m0$Build-2</meta:generator>
    <dc:date>2014-10-14T12:53:06.641585955</dc:date>
    <meta:document-statistic meta:table-count="0" meta:image-count="0" meta:object-count="0" meta:page-count="3" meta:paragraph-count="79" meta:word-count="518" meta:character-count="3689" meta:non-whitespace-character-count="3285"/>
    <meta:user-defined meta:name="Info 1"/>
    <meta:user-defined meta:name="Info 2"/>
    <meta:user-defined meta:name="Info 3"/>
    <meta:user-defined meta:name="Info 4"/>
  </office:meta>
</office:document-meta>
</file>